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(3/2)^n</text:p>
          </table:table-cell>
          <table:table-cell office:value-type="string" calcext:value-type="string">
            <text:p>n^3</text:p>
          </table:table-cell>
          <table:table-cell office:value-type="string" calcext:value-type="string">
            <text:p>(lg^2)*n</text:p>
          </table:table-cell>
          <table:table-cell office:value-type="string" calcext:value-type="string">
            <text:p>sqrt(log(n))</text:p>
          </table:table-cell>
          <table:table-cell office:value-type="string" calcext:value-type="string">
            <text:p>n log n</text:p>
          </table:table-cell>
          <table:table-cell office:value-type="string" calcext:value-type="string">
            <text:p>ln ln n</text:p>
          </table:table-cell>
          <table:table-cell office:value-type="string" calcext:value-type="string">
            <text:p>log n</text:p>
          </table:table-cell>
          <table:table-cell office:value-type="string" calcext:value-type="string">
            <text:p>2^n</text:p>
          </table:table-cell>
          <table:table-cell office:value-type="string" calcext:value-type="string">
            <text:p>ln n</text:p>
          </table:table-cell>
          <table:table-cell office:value-type="string" calcext:value-type="string">
            <text:p>n+5</text:p>
          </table:table-cell>
          <table:table-cell office:value-type="string" calcext:value-type="string">
            <text:p>n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3" office:value-type="string" calcext:value-type="string">
            <text:p>-nan</text:p>
          </table:table-cell>
          <table:table-cell office:value-type="string" calcext:value-type="string">
            <text:p>-i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n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.665039" calcext:value-type="float">
            <text:p>57.665039</text:p>
          </table:table-cell>
          <table:table-cell office:value-type="float" office:value="1000" calcext:value-type="float">
            <text:p>1000</text:p>
          </table:table-cell>
          <table:table-cell office:value-type="float" office:value="11.035206" calcext:value-type="float">
            <text:p>11.035206</text:p>
          </table:table-cell>
          <table:table-cell office:value-type="float" office:value="1.822616" calcext:value-type="float">
            <text:p>1.822616</text:p>
          </table:table-cell>
          <table:table-cell office:value-type="float" office:value="33.21928" calcext:value-type="float">
            <text:p>33.21928</text:p>
          </table:table-cell>
          <table:table-cell office:value-type="float" office:value="0.834032" calcext:value-type="float">
            <text:p>0.834032</text:p>
          </table:table-cell>
          <table:table-cell office:value-type="float" office:value="3.321928" calcext:value-type="float">
            <text:p>3.321928</text:p>
          </table:table-cell>
          <table:table-cell office:value-type="float" office:value="1024" calcext:value-type="float">
            <text:p>1024</text:p>
          </table:table-cell>
          <table:table-cell office:value-type="float" office:value="2.302585" calcext:value-type="float">
            <text:p>2.30258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25.256836" calcext:value-type="float">
            <text:p>3325.256836</text:p>
          </table:table-cell>
          <table:table-cell office:value-type="float" office:value="8000" calcext:value-type="float">
            <text:p>8000</text:p>
          </table:table-cell>
          <table:table-cell office:value-type="float" office:value="18.679062" calcext:value-type="float">
            <text:p>18.679062</text:p>
          </table:table-cell>
          <table:table-cell office:value-type="float" office:value="2.078925" calcext:value-type="float">
            <text:p>2.078925</text:p>
          </table:table-cell>
          <table:table-cell office:value-type="float" office:value="86.43856" calcext:value-type="float">
            <text:p>86.43856</text:p>
          </table:table-cell>
          <table:table-cell office:value-type="float" office:value="1.097189" calcext:value-type="float">
            <text:p>1.097189</text:p>
          </table:table-cell>
          <table:table-cell office:value-type="float" office:value="4.321928" calcext:value-type="float">
            <text:p>4.32192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.995732" calcext:value-type="float">
            <text:p>2.99573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1751.0625" calcext:value-type="float">
            <text:p>191751.0625</text:p>
          </table:table-cell>
          <table:table-cell office:value-type="float" office:value="27000" calcext:value-type="float">
            <text:p>27000</text:p>
          </table:table-cell>
          <table:table-cell office:value-type="float" office:value="24.077576" calcext:value-type="float">
            <text:p>24.077576</text:p>
          </table:table-cell>
          <table:table-cell office:value-type="float" office:value="2.21515" calcext:value-type="float">
            <text:p>2.21515</text:p>
          </table:table-cell>
          <table:table-cell office:value-type="float" office:value="147.206711" calcext:value-type="float">
            <text:p>147.206711</text:p>
          </table:table-cell>
          <table:table-cell office:value-type="float" office:value="1.224128" calcext:value-type="float">
            <text:p>1.224128</text:p>
          </table:table-cell>
          <table:table-cell office:value-type="float" office:value="4.90689" calcext:value-type="float">
            <text:p>4.9068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.401197" calcext:value-type="float">
            <text:p>3.401197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57332" calcext:value-type="float">
            <text:p>11057332</text:p>
          </table:table-cell>
          <table:table-cell office:value-type="float" office:value="64000" calcext:value-type="float">
            <text:p>64000</text:p>
          </table:table-cell>
          <table:table-cell office:value-type="float" office:value="28.322918" calcext:value-type="float">
            <text:p>28.322918</text:p>
          </table:table-cell>
          <table:table-cell office:value-type="float" office:value="2.306931" calcext:value-type="float">
            <text:p>2.306931</text:p>
          </table:table-cell>
          <table:table-cell office:value-type="float" office:value="212.877121" calcext:value-type="float">
            <text:p>212.877121</text:p>
          </table:table-cell>
          <table:table-cell office:value-type="float" office:value="1.305323" calcext:value-type="float">
            <text:p>1.305323</text:p>
          </table:table-cell>
          <table:table-cell office:value-type="float" office:value="5.321928" calcext:value-type="float">
            <text:p>5.321928</text:p>
          </table:table-cell>
          <table:table-cell office:value-type="float" office:value="1099511627776" calcext:value-type="float">
            <text:p>1099511627776</text:p>
          </table:table-cell>
          <table:table-cell office:value-type="float" office:value="3.688879" calcext:value-type="float">
            <text:p>3.688879</text:p>
          </table:table-cell>
          <table:table-cell office:value-type="float" office:value="50" calcext:value-type="float">
            <text:p>50</text:p>
          </table:table-cell>
          <table:table-cell office:value-type="float" office:value="40320" calcext:value-type="float">
            <text:p>403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7621504" calcext:value-type="float">
            <text:p>637621504</text:p>
          </table:table-cell>
          <table:table-cell office:value-type="float" office:value="125000" calcext:value-type="float">
            <text:p>125000</text:p>
          </table:table-cell>
          <table:table-cell office:value-type="float" office:value="31.853113" calcext:value-type="float">
            <text:p>31.853113</text:p>
          </table:table-cell>
          <table:table-cell office:value-type="float" office:value="2.37568" calcext:value-type="float">
            <text:p>2.37568</text:p>
          </table:table-cell>
          <table:table-cell office:value-type="float" office:value="282.19281" calcext:value-type="float">
            <text:p>282.19281</text:p>
          </table:table-cell>
          <table:table-cell office:value-type="float" office:value="1.364055" calcext:value-type="float">
            <text:p>1.364055</text:p>
          </table:table-cell>
          <table:table-cell office:value-type="float" office:value="5.643856" calcext:value-type="float">
            <text:p>5.643856</text:p>
          </table:table-cell>
          <table:table-cell office:value-type="float" office:value="1125899906842624" calcext:value-type="float">
            <text:p>1125899906842624</text:p>
          </table:table-cell>
          <table:table-cell office:value-type="float" office:value="3.912023" calcext:value-type="float">
            <text:p>3.912023</text:p>
          </table:table-cell>
          <table:table-cell office:value-type="float" office:value="60" calcext:value-type="float">
            <text:p>60</text:p>
          </table:table-cell>
          <table:table-cell office:value-type="float" office:value="3628800" calcext:value-type="float">
            <text:p>36288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768468992" calcext:value-type="float">
            <text:p>36768468992</text:p>
          </table:table-cell>
          <table:table-cell office:value-type="float" office:value="216000" calcext:value-type="float">
            <text:p>216000</text:p>
          </table:table-cell>
          <table:table-cell office:value-type="float" office:value="34.891357" calcext:value-type="float">
            <text:p>34.891357</text:p>
          </table:table-cell>
          <table:table-cell office:value-type="float" office:value="2.43041" calcext:value-type="float">
            <text:p>2.43041</text:p>
          </table:table-cell>
          <table:table-cell office:value-type="float" office:value="354.413422" calcext:value-type="float">
            <text:p>354.413422</text:p>
          </table:table-cell>
          <table:table-cell office:value-type="float" office:value="1.409607" calcext:value-type="float">
            <text:p>1.409607</text:p>
          </table:table-cell>
          <table:table-cell office:value-type="float" office:value="5.90689" calcext:value-type="float">
            <text:p>5.90689</text:p>
          </table:table-cell>
          <table:table-cell office:value-type="float" office:value="1.15292150460685E+018" calcext:value-type="float">
            <text:p>1.15292150460685E+018</text:p>
          </table:table-cell>
          <table:table-cell office:value-type="float" office:value="4.094345" calcext:value-type="float">
            <text:p>4.094345</text:p>
          </table:table-cell>
          <table:table-cell office:value-type="float" office:value="70" calcext:value-type="float">
            <text:p>70</text:p>
          </table:table-cell>
          <table:table-cell office:value-type="float" office:value="479001600" calcext:value-type="float">
            <text:p>4790016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20255143936" calcext:value-type="float">
            <text:p>2120255143936</text:p>
          </table:table-cell>
          <table:table-cell office:value-type="float" office:value="343000" calcext:value-type="float">
            <text:p>343000</text:p>
          </table:table-cell>
          <table:table-cell office:value-type="float" office:value="37.568111" calcext:value-type="float">
            <text:p>37.568111</text:p>
          </table:table-cell>
          <table:table-cell office:value-type="float" office:value="2.475739" calcext:value-type="float">
            <text:p>2.475739</text:p>
          </table:table-cell>
          <table:table-cell office:value-type="float" office:value="429.049805" calcext:value-type="float">
            <text:p>429.049805</text:p>
          </table:table-cell>
          <table:table-cell office:value-type="float" office:value="1.446565" calcext:value-type="float">
            <text:p>1.446565</text:p>
          </table:table-cell>
          <table:table-cell office:value-type="float" office:value="6.129283" calcext:value-type="float">
            <text:p>6.129283</text:p>
          </table:table-cell>
          <table:table-cell office:value-type="float" office:value="1.18059162071741E+021" calcext:value-type="float">
            <text:p>1.18059162071741E+021</text:p>
          </table:table-cell>
          <table:table-cell office:value-type="float" office:value="4.248495" calcext:value-type="float">
            <text:p>4.248495</text:p>
          </table:table-cell>
          <table:table-cell office:value-type="float" office:value="80" calcext:value-type="float">
            <text:p>80</text:p>
          </table:table-cell>
          <table:table-cell office:value-type="float" office:value="87178291200" calcext:value-type="float">
            <text:p>87178291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2264599134208" calcext:value-type="float">
            <text:p>122264599134208</text:p>
          </table:table-cell>
          <table:table-cell office:value-type="float" office:value="512000" calcext:value-type="float">
            <text:p>512000</text:p>
          </table:table-cell>
          <table:table-cell office:value-type="float" office:value="39.966774" calcext:value-type="float">
            <text:p>39.966774</text:p>
          </table:table-cell>
          <table:table-cell office:value-type="float" office:value="2.514344" calcext:value-type="float">
            <text:p>2.514344</text:p>
          </table:table-cell>
          <table:table-cell office:value-type="float" office:value="505.754242" calcext:value-type="float">
            <text:p>505.754242</text:p>
          </table:table-cell>
          <table:table-cell office:value-type="float" office:value="1.477511" calcext:value-type="float">
            <text:p>1.477511</text:p>
          </table:table-cell>
          <table:table-cell office:value-type="float" office:value="6.321928" calcext:value-type="float">
            <text:p>6.321928</text:p>
          </table:table-cell>
          <table:table-cell office:value-type="float" office:value="1.20892581961463E+024" calcext:value-type="float">
            <text:p>1.20892581961463E+024</text:p>
          </table:table-cell>
          <table:table-cell office:value-type="float" office:value="4.382027" calcext:value-type="float">
            <text:p>4.382027</text:p>
          </table:table-cell>
          <table:table-cell office:value-type="float" office:value="90" calcext:value-type="float">
            <text:p>90</text:p>
          </table:table-cell>
          <table:table-cell office:value-type="float" office:value="20922789888000" calcext:value-type="float">
            <text:p>20922789888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50392827330560" calcext:value-type="float">
            <text:p>7050392827330560</text:p>
          </table:table-cell>
          <table:table-cell office:value-type="float" office:value="729000" calcext:value-type="float">
            <text:p>729000</text:p>
          </table:table-cell>
          <table:table-cell office:value-type="float" office:value="42.144157" calcext:value-type="float">
            <text:p>42.144157</text:p>
          </table:table-cell>
          <table:table-cell office:value-type="float" office:value="2.547911" calcext:value-type="float">
            <text:p>2.547911</text:p>
          </table:table-cell>
          <table:table-cell office:value-type="float" office:value="584.266785" calcext:value-type="float">
            <text:p>584.266785</text:p>
          </table:table-cell>
          <table:table-cell office:value-type="float" office:value="1.504035" calcext:value-type="float">
            <text:p>1.504035</text:p>
          </table:table-cell>
          <table:table-cell office:value-type="float" office:value="6.491853" calcext:value-type="float">
            <text:p>6.491853</text:p>
          </table:table-cell>
          <table:table-cell office:value-type="float" office:value="1.23794003928538E+027" calcext:value-type="float">
            <text:p>1.23794003928538E+027</text:p>
          </table:table-cell>
          <table:table-cell office:value-type="float" office:value="4.49981" calcext:value-type="float">
            <text:p>4.49981</text:p>
          </table:table-cell>
          <table:table-cell office:value-type="float" office:value="100" calcext:value-type="float">
            <text:p>100</text:p>
          </table:table-cell>
          <table:table-cell office:value-type="float" office:value="6402373705728000" calcext:value-type="float">
            <text:p>6402373705728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065611919225E+017" calcext:value-type="float">
            <text:p>4.065611919225E+01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.140823" calcext:value-type="float">
            <text:p>44.140823</text:p>
          </table:table-cell>
          <table:table-cell office:value-type="float" office:value="2.577568" calcext:value-type="float">
            <text:p>2.577568</text:p>
          </table:table-cell>
          <table:table-cell office:value-type="float" office:value="664.38562" calcext:value-type="float">
            <text:p>664.38562</text:p>
          </table:table-cell>
          <table:table-cell office:value-type="float" office:value="1.52718" calcext:value-type="float">
            <text:p>1.52718</text:p>
          </table:table-cell>
          <table:table-cell office:value-type="float" office:value="6.643856" calcext:value-type="float">
            <text:p>6.643856</text:p>
          </table:table-cell>
          <table:table-cell office:value-type="float" office:value="1.26765060022823E+030" calcext:value-type="float">
            <text:p>1.26765060022823E+030</text:p>
          </table:table-cell>
          <table:table-cell office:value-type="float" office:value="4.60517" calcext:value-type="float">
            <text:p>4.60517</text:p>
          </table:table-cell>
          <table:table-cell office:value-type="float" office:value="110" calcext:value-type="float">
            <text:p>110</text:p>
          </table:table-cell>
          <table:table-cell office:value-type="float" office:value="2.43290200817664E+018" calcext:value-type="float">
            <text:p>2.43290200817664E+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6T09:33:46.890090999</meta:creation-date>
    <dc:date>2023-02-06T09:49:14.867999712</dc:date>
    <meta:editing-duration>PT3M7S</meta:editing-duration>
    <meta:editing-cycles>1</meta:editing-cycles>
    <meta:document-statistic meta:table-count="1" meta:cell-count="143" meta:object-count="0"/>
    <meta:generator>LibreOffice/6.0.7.3$Linux_X86_64 LibreOffice_project/00m0$Build-3</meta:generator>
  </office:meta>
</office:document-meta>
</file>